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de65" officeooo:paragraph-rsid="0005de65"/>
    </style:style>
    <style:style style:name="P2" style:family="paragraph" style:parent-style-name="Standard">
      <style:paragraph-properties fo:text-align="start" style:justify-single-word="false"/>
      <style:text-properties officeooo:rsid="0005de65" officeooo:paragraph-rsid="00071541"/>
    </style:style>
    <style:style style:name="P3" style:family="paragraph" style:parent-style-name="Standard">
      <style:paragraph-properties fo:text-align="start" style:justify-single-word="false"/>
      <style:text-properties officeooo:rsid="00071541" officeooo:paragraph-rsid="00071541"/>
    </style:style>
    <style:style style:name="P4" style:family="paragraph" style:parent-style-name="Standard">
      <style:paragraph-properties fo:text-align="center" style:justify-single-word="false"/>
      <style:text-properties officeooo:rsid="00117d36" officeooo:paragraph-rsid="00117d36"/>
    </style:style>
    <style:style style:name="P5" style:family="paragraph" style:parent-style-name="Standard">
      <style:paragraph-properties fo:text-align="start" style:justify-single-word="false"/>
      <style:text-properties officeooo:rsid="00117d36" officeooo:paragraph-rsid="00117d36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17d36" officeooo:paragraph-rsid="00117d36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12567e" officeooo:paragraph-rsid="0012567e"/>
    </style:style>
    <style:style style:name="P8" style:family="paragraph" style:parent-style-name="Standard">
      <style:paragraph-properties fo:text-align="start" style:justify-single-word="false"/>
      <style:text-properties officeooo:rsid="001341be" officeooo:paragraph-rsid="001341be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17d36" officeooo:paragraph-rsid="00117d36"/>
    </style:style>
    <style:style style:name="P10" style:family="paragraph" style:parent-style-name="Standard" style:list-style-name="L2">
      <style:paragraph-properties fo:text-align="start" style:justify-single-word="false"/>
      <style:text-properties officeooo:rsid="00117d36" officeooo:paragraph-rsid="00117d36"/>
    </style:style>
    <style:style style:name="P11" style:family="paragraph" style:parent-style-name="Standard">
      <style:paragraph-properties fo:text-align="start" style:justify-single-word="false"/>
      <style:text-properties officeooo:rsid="001341be" officeooo:paragraph-rsid="00117d36"/>
    </style:style>
    <style:style style:name="T1" style:family="text">
      <style:text-properties officeooo:rsid="00121277"/>
    </style:style>
    <style:style style:name="T2" style:family="text">
      <style:text-properties officeooo:rsid="001256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ΑΝΑΦΟΡΑ</text:p>
      <text:p text:style-name="P6"/>
      <text:p text:style-name="P6"/>
      <text:p text:style-name="P6">ΕΡΓΑΣΤΗΡΙΟ 1</text:p>
      <text:p text:style-name="P4"/>
      <text:p text:style-name="P4"/>
      <text:p text:style-name="P4"/>
      <text:p text:style-name="P4"/>
      <text:p text:style-name="P11">1) Για το προς εξομοίωση σύστημα το αρχείο starter_se.py δίνει την επιλογή τριών διαφορετικών τύπων επεξεργαστών, "atomic", "minor", "hpi" και για κάθε έναν ορίζει τις κλάσεις </text:p>
      <text:p text:style-name="P11">cpu_class, l1_icache_class, l1_dcache_class, walk_cache_class, l2_cache_class. Ορίζει την τάση του συστήματος στα 3.3V και το clock του ScrClockDomain στο 1GHz και το cache_line_size ίσο με 64. Δημιουργεί το memory bus</text:p>
      <text:p text:style-name="P11">cpu_cluster για να προσθέσει επεξεργαστές στο σύστημα. Τα ορίσματα για την εξομοίωση είναι οι εντολές προς εκτέλεση, ο τύπος επεξεργαστή (default τιμή "atomic"), η συχνότητα του </text:p>
      <text:p text:style-name="P11">επεξεργαστή (default τιμή 4GHz), ο αριθμός των πυρήνων (default τιμή 1), το είδος της RAM (default DDR3_1600_8x8), ο αριθμός καναλιών μνήμης (default 2), ο αριθμός rank ανά κανάλι (default 1)</text:p>
      <text:p text:style-name="P11">και το μέγεθος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c programm</text:p>
      <text:p text:style-name="P11"/>
      <text:p text:style-name="P11">#include&lt;stdio.h&gt;</text:p>
      <text:p text:style-name="P11"/>
      <text:p text:style-name="P11">int main()</text:p>
      <text:p text:style-name="P11">{</text:p>
      <text:p text:style-name="P11"><text:s text:c="4"/>int i,counter=0;</text:p>
      <text:p text:style-name="P11"><text:s text:c="4"/>for(i=0;i&lt;5;i++) counter++; <text:s/></text:p>
      <text:p text:style-name="P11"><text:s text:c="4"/>return 0;</text:p>
      <text:p text:style-name="P11">}</text:p>
      <text:p text:style-name="P11"/>
      <text:p text:style-name="P11"/>
      <text:p text:style-name="P11">cpu=TimingSImpleCPU</text:p>
      <text:p text:style-name="P11"/>
      <text:p text:style-name="P11">final_tick <text:s text:c="34"/>29564000 <text:s text:c="22"/># Number of ticks from beginning of simulation (restored from checkpoints and never reset)</text:p>
      <text:p text:style-name="P11">host_inst_rate <text:s text:c="32"/>158130 <text:s text:c="22"/># Simulator instruction rate (inst/s)</text:p>
      <text:p text:style-name="P11">host_mem_usage <text:s text:c="32"/>705800 <text:s text:c="22"/># Number of bytes of host memory used</text:p>
      <text:p text:style-name="P11">host_op_rate <text:s text:c="34"/>177682 <text:s text:c="22"/># Simulator op (including micro ops) rate (op/s)</text:p>
      <text:p text:style-name="P11">host_seconds <text:s text:c="36"/>0.04 <text:s text:c="22"/># Real time elapsed on the host</text:p>
      <text:p text:style-name="P11">host_tick_rate <text:s text:c="29"/>665192581 <text:s text:c="22"/># Simulator tick rate</text:p>
      <text:p text:style-name="P11"/>
      <text:p text:style-name="P11"/>
      <text:p text:style-name="P11">cpu=MinorCPU</text:p>
      <text:p text:style-name="P11"/>
      <text:p text:style-name="P11">final_tick <text:s text:c="34"/>25446000 <text:s text:c="22"/># Number of ticks from beginning of simulation (restored from checkpoints and never reset)</text:p>
      <text:p text:style-name="P11">host_inst_rate <text:s text:c="32"/>179411 <text:s text:c="22"/># Simulator instruction rate (inst/s)</text:p>
      <text:p text:style-name="P11">host_mem_usage <text:s text:c="32"/>707080 <text:s text:c="22"/># Number of bytes of host memory used</text:p>
      <text:p text:style-name="P11">host_op_rate <text:s text:c="34"/>202674 <text:s text:c="22"/># Simulator op (including micro ops) rate (op/s)</text:p>
      <text:p text:style-name="P11">host_seconds <text:s text:c="36"/>0.04 <text:s text:c="22"/># Real time elapsed on the host</text:p>
      <text:p text:style-name="P11">host_tick_rate <text:s text:c="29"/>645164987 <text:s text:c="22"/># Simulator tick rate (ticks/s)</text:p>
      <text:p text:style-name="P11">sim_freq <text:s text:c="32"/>1000000000000 <text:s text:c="22"/># Frequency of simulated ticks</text:p>
      <text:p text:style-name="P11">sim_insts <text:s text:c="39"/>7062 <text:s text:c="22"/># Number of instructions simulated</text:p>
      <text:p text:style-name="P11">sim_ops <text:s text:c="41"/>7991 <text:s text:c="22"/># Number of ops (including micro ops) simulated</text:p>
      <text:p text:style-name="P11">sim_seconds <text:s text:c="33"/>0.000025 <text:s text:c="22"/># Number of seconds simulated</text:p>
      <text:p text:style-name="P11">sim_ticks <text:s text:c="35"/>25446000 <text:s text:c="22"/># Number of ticks simulated</text:p>
      <text:p text:style-name="P11"/>
      <text:p text:style-name="P11"/>
      <text:p text:style-name="P11">mem type=SimpleMemory cpu=MinorCPU</text:p>
      <text:p text:style-name="P11"/>
      <text:p text:style-name="P11">final_tick <text:s text:c="34"/>20123000 <text:s text:c="22"/># Number of ticks from beginning of simulation (restored from checkpoints and never reset)</text:p>
      <text:p text:style-name="P11">host_inst_rate <text:s text:c="32"/>195005 <text:s text:c="22"/># Simulator instruction rate (inst/s)</text:p>
      <text:p text:style-name="P11">host_mem_usage <text:s text:c="32"/>313860 <text:s text:c="22"/># Number of bytes of host memory used</text:p>
      <text:p text:style-name="P11">host_op_rate <text:s text:c="34"/>220027 <text:s text:c="22"/># Simulator op (including micro ops) rate (op/s)</text:p>
      <text:p text:style-name="P11">host_seconds <text:s text:c="36"/>0.04 <text:s text:c="22"/># Real time elapsed on the host</text:p>
      <text:p text:style-name="P11">host_tick_rate <text:s text:c="29"/>553863432 <text:s text:c="22"/># Simulator tick rate (ticks/s)</text:p>
      <text:p text:style-name="P11"><text:soft-page-break/>sim_freq <text:s text:c="32"/>1000000000000 <text:s text:c="22"/># Frequency of simulated ticks</text:p>
      <text:p text:style-name="P11">sim_insts <text:s text:c="39"/>7062 <text:s text:c="22"/># Number of instructions simulated</text:p>
      <text:p text:style-name="P11">sim_ops <text:s text:c="41"/>7991 <text:s text:c="22"/># Number of ops (including micro ops) simulated</text:p>
      <text:p text:style-name="P11">sim_seconds <text:s text:c="33"/>0.000020 <text:s text:c="22"/># Number of seconds simulated</text:p>
      <text:p text:style-name="P11">sim_ticks <text:s text:c="35"/>20123000 <text:s text:c="22"/># Number of ticks simulated</text:p>
      <text:p text:style-name="P11"/>
      <text:p text:style-name="P11">mem type=SimpleMemory cpu=TimingSimpleCPU</text:p>
      <text:p text:style-name="P11"><text:s/></text:p>
      <text:p text:style-name="P11">final_tick <text:s text:c="34"/>24678000 <text:s text:c="22"/># Number of ticks from beginning of simulation (restored from checkpoints and never reset)</text:p>
      <text:p text:style-name="P11">host_inst_rate <text:s text:c="32"/>548893 <text:s text:c="22"/># Simulator instruction rate (inst/s)</text:p>
      <text:p text:style-name="P11">host_mem_usage <text:s text:c="32"/>312584 <text:s text:c="22"/># Number of bytes of host memory used</text:p>
      <text:p text:style-name="P11">host_op_rate <text:s text:c="34"/>613578 <text:s text:c="22"/># Simulator op (including micro ops) rate (op/s)</text:p>
      <text:p text:style-name="P11">host_seconds <text:s text:c="36"/>0.01 <text:s text:c="22"/># Real time elapsed on the host</text:p>
      <text:p text:style-name="P11">host_tick_rate <text:s text:c="28"/>1914805212 <text:s text:c="22"/># Simulator tick rate (ticks/s)</text:p>
      <text:p text:style-name="P11">sim_freq <text:s text:c="32"/>1000000000000 <text:s text:c="22"/># Frequency of simulated ticks</text:p>
      <text:p text:style-name="P11">sim_insts <text:s text:c="39"/>7012 <text:s text:c="22"/># Number of instructions simulated</text:p>
      <text:p text:style-name="P11">sim_ops <text:s text:c="41"/>7894 <text:s text:c="22"/># Number of ops (including micro ops) simulated</text:p>
      <text:p text:style-name="P11">sim_seconds <text:s text:c="33"/>0.000025 <text:s text:c="22"/># Number of seconds simulated</text:p>
      <text:p text:style-name="P11">sim_ticks <text:s text:c="35"/>24678000 <text:s text:c="22"/># Number of ticks simulated</text:p>
      <text:p text:style-name="P11"/>
      <text:p text:style-name="P11">cpu=TimingSimpleCPU cpu_clock=100000</text:p>
      <text:p text:style-name="P11"/>
      <text:p text:style-name="P11">final_tick <text:s text:c="30"/>217640000000 <text:s text:c="22"/># Number of ticks from beginning of simulation (restored from checkpoints and never reset)</text:p>
      <text:p text:style-name="P11">host_inst_rate <text:s text:c="33"/>19748 <text:s text:c="22"/># Simulator instruction rate (inst/s)</text:p>
      <text:p text:style-name="P11">host_mem_usage <text:s text:c="32"/>705800 <text:s text:c="22"/># Number of bytes of host memory used</text:p>
      <text:p text:style-name="P11">host_op_rate <text:s text:c="35"/>22227 <text:s text:c="22"/># Simulator op (including micro ops) rate (op/s)</text:p>
      <text:p text:style-name="P11">host_seconds <text:s text:c="36"/>0.36 <text:s text:c="22"/># Real time elapsed on the host</text:p>
      <text:p text:style-name="P11">host_tick_rate <text:s text:c="26"/>612770128924 <text:s text:c="22"/># Simulator tick rate (ticks/s)</text:p>
      <text:p text:style-name="P11">sim_freq <text:s text:c="32"/>1000000000000 <text:s text:c="22"/># Frequency of simulated ticks</text:p>
      <text:p text:style-name="P11">sim_insts <text:s text:c="39"/>7012 <text:s text:c="22"/># Number of instructions simulated</text:p>
      <text:p text:style-name="P11">sim_ops <text:s text:c="41"/>7894 <text:s text:c="22"/># Number of ops (including micro ops) simulated</text:p>
      <text:p text:style-name="P11">sim_seconds <text:s text:c="33"/>0.217640 <text:s text:c="22"/># Number of seconds simulated</text:p>
      <text:p text:style-name="P11">sim_ticks <text:s text:c="31"/>217640000000 <text:s text:c="22"/># Number of ticks simulated</text:p>
      <text:p text:style-name="P11"/>
      <text:p text:style-name="P11">cpu=MinorCPU cpu_clock=100000</text:p>
      <text:p text:style-name="P11"/>
      <text:p text:style-name="P11">final_tick <text:s text:c="30"/>128030000000 <text:s text:c="22"/># Number of ticks from beginning of simulation (restored from checkpoints and never reset)</text:p>
      <text:p text:style-name="P11">host_inst_rate <text:s text:c="33"/>27220 <text:s text:c="22"/># Simulator instruction rate (inst/s)</text:p>
      <text:p text:style-name="P11">host_mem_usage <text:s text:c="32"/>707080 <text:s text:c="22"/># Number of bytes of host memory used</text:p>
      <text:p text:style-name="P11">host_op_rate <text:s text:c="35"/>30788 <text:s text:c="22"/># Simulator op (including micro ops) rate (op/s)</text:p>
      <text:p text:style-name="P11">host_seconds <text:s text:c="36"/>0.26 <text:s text:c="22"/># Real time elapsed on the host</text:p>
      <text:p text:style-name="P11">host_tick_rate <text:s text:c="26"/>493255302962 <text:s text:c="22"/># Simulator tick rate (ticks/s)</text:p>
      <text:p text:style-name="P11">sim_freq <text:s text:c="32"/>1000000000000 <text:s text:c="22"/># Frequency of simulated ticks</text:p>
      <text:p text:style-name="P11"><text:soft-page-break/>sim_insts <text:s text:c="39"/>7062 <text:s text:c="22"/># Number of instructions simulated</text:p>
      <text:p text:style-name="P11">sim_ops <text:s text:c="41"/>7991 <text:s text:c="22"/># Number of ops (including micro ops) simulated</text:p>
      <text:p text:style-name="P11">sim_seconds <text:s text:c="33"/>0.128030 <text:s text:c="22"/># Number of seconds simulated</text:p>
      <text:p text:style-name="P11">sim_ticks <text:s text:c="31"/>128030000000 <text:s text:c="22"/># Number of ticks simulated</text:p>
      <text:p text:style-name="P3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6T04:44:27.669126624</meta:creation-date>
    <dc:date>2020-11-29T23:57:41.615906994</dc:date>
    <meta:editing-duration>PT29M23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4" meta:paragraph-count="84" meta:word-count="685" meta:character-count="8185" meta:non-whitespace-character-count="4159"/>
  </office:meta>
</office:document-meta>
</file>